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abf" officeooo:paragraph-rsid="001c1abf"/>
    </style:style>
    <style:style style:name="P2" style:family="paragraph" style:parent-style-name="Standard">
      <style:text-properties officeooo:rsid="001dda67" officeooo:paragraph-rsid="001dda67"/>
    </style:style>
    <style:style style:name="T1" style:family="text">
      <style:text-properties officeooo:rsid="001e45e7"/>
    </style:style>
    <style:style style:name="T2" style:family="text">
      <style:text-properties officeooo:rsid="001ec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4 HTML/CSS</text:p>
      <text:p text:style-name="P1"/>
      <text:p text:style-name="P1">Exercice 1 </text:p>
      <text:p text:style-name="P1"/>
      <text:p text:style-name="P1">1.2) px, em % et eventuellement vj et vw</text:p>
      <text:p text:style-name="P1"/>
      <text:p text:style-name="P1">1.3) cm non utilisé car pas fiable et pas la meme sortie selon la resolution de l’écran</text:p>
      <text:p text:style-name="P1"/>
      <text:p text:style-name="P1">1.4) px ou %</text:p>
      <text:p text:style-name="P1"/>
      <text:p text:style-name="P1"/>
      <text:p text:style-name="P2">2.8) <text:s/><text:span text:style-name="T2">700 px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27:23.869984141</meta:creation-date>
    <dc:date>2019-10-01T16:12:38.729304573</dc:date>
    <meta:editing-duration>PT21M4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1" meta:paragraph-count="6" meta:word-count="38" meta:character-count="175" meta:non-whitespace-character-count="141"/>
  </office:meta>
</office:document-meta>
</file>